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0F0000000F765B99A5.png" manifest:media-type="image/png"/>
  <manifest:file-entry manifest:full-path="Pictures/10000001000000570000005776B28FCA.png" manifest:media-type="image/png"/>
  <manifest:file-entry manifest:full-path="Pictures/100000010000000F0000000FB7E38E8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 Mono" svg:font-family="'DejaVu Sans Mono'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P3" style:family="paragraph" style:parent-style-name="List_20_Paragraph" style:list-style-name="WWNum24">
      <style:paragraph-properties fo:text-align="justify" style:justify-single-word="false"/>
    </style:style>
    <style:style style:name="P4" style:family="paragraph" style:parent-style-name="Standard">
      <loext:graphic-properties draw:fill="solid" draw:fill-color="#1e1f22"/>
      <style:paragraph-properties fo:background-color="#1e1f22" fo:padding="0cm" fo:border="none" style:shadow="none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name-complex="Times New Roman1"/>
    </style:style>
    <style:style style:name="P6" style:family="paragraph" style:parent-style-name="List_20_Paragraph">
      <style:paragraph-properties fo:text-align="justify" style:justify-single-word="false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List_20_Paragraph">
      <style:text-properties style:font-name="Times New Roman" fo:font-size="12pt" style:font-size-asian="12pt" style:font-name-complex="Times New Roman1"/>
    </style:style>
    <style:style style:name="P9" style:family="paragraph" style:parent-style-name="List_20_Paragraph">
      <style:text-properties style:font-name="Times New Roman" fo:font-size="12pt" officeooo:rsid="000263c2" officeooo:paragraph-rsid="000263c2" style:font-size-asian="12pt" style:font-name-complex="Times New Roman1"/>
    </style:style>
    <style:style style:name="P10" style:family="paragraph" style:parent-style-name="Standard">
      <style:text-properties style:font-name="Times New Roman" fo:font-size="12pt" officeooo:rsid="000263c2" officeooo:paragraph-rsid="000263c2" style:font-size-asian="12pt" style:font-name-complex="Times New Roman1"/>
    </style:style>
    <style:style style:name="P11" style:family="paragraph" style:parent-style-name="List_20_Paragraph">
      <style:paragraph-properties fo:text-align="justify" style:justify-single-word="false"/>
      <style:text-properties style:font-name="Times New Roman" fo:font-size="12pt" style:font-size-asian="12pt" style:font-name-complex="Times New Roman1"/>
    </style:style>
    <style:style style:name="P12" style:family="paragraph" style:parent-style-name="List_20_Paragraph">
      <style:paragraph-properties fo:margin-left="2.54cm"/>
      <style:text-properties style:font-name="Times New Roman" fo:font-size="12pt" style:font-size-asian="12pt" style:font-name-complex="Times New Roman1"/>
    </style:style>
    <style:style style:name="P13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P14" style:family="paragraph">
      <loext:graphic-properties draw:fill="solid" draw:fill-color="#a0a0a0"/>
      <style:paragraph-properties fo:text-align="center"/>
    </style:style>
    <style:style style:name="T1" style:family="text">
      <style:text-properties fo:color="#000000" loext:opacity="100%" style:font-name="Times New Roman" fo:font-size="16pt" fo:font-weight="bold" style:font-size-asian="16pt" style:font-weight-asian="bold" style:font-name-complex="Times New Roman1">
        <loext:char-complex-color loext:theme-type="dark1" loext:color-type="theme"/>
      </style:text-properties>
    </style:style>
    <style:style style:name="T2" style:family="text">
      <style:text-properties fo:color="#3333cc" loext:opacity="100%" style:font-name="Times New Roman" fo:font-size="16pt" fo:font-weight="bold" style:font-size-asian="16pt" style:font-weight-asian="bold" style:font-name-complex="Times New Roman1"/>
    </style:style>
    <style:style style:name="T3" style:family="text">
      <style:text-properties style:font-name="Times New Roman" fo:font-size="12pt" style:font-size-asian="12pt" style:font-name-complex="Times New Roman1"/>
    </style:style>
    <style:style style:name="T4" style:family="text">
      <style:text-properties fo:color="#bcbec4" loext:opacity="100%" style:font-name="DejaVu Sans Mono" fo:font-size="13.5pt" fo:font-style="normal" fo:font-weight="normal" style:font-size-asian="13.5pt" style:font-style-asian="normal" style:font-weight-asian="normal"/>
    </style:style>
    <style:style style:name="T5" style:family="text">
      <style:text-properties fo:color="#cf8e6d" loext:opacity="100%" style:font-name="DejaVu Sans Mono" fo:font-size="13.5pt" fo:font-style="normal" fo:font-weight="normal" style:font-size-asian="13.5pt" style:font-style-asian="normal" style:font-weight-asian="normal"/>
    </style:style>
    <style:style style:name="T6" style:family="text">
      <style:text-properties fo:color="#56a8f5" loext:opacity="100%" style:font-name="DejaVu Sans Mono" fo:font-size="13.5pt" fo:font-style="normal" fo:font-weight="normal" style:font-size-asian="13.5pt" style:font-style-asian="normal" style:font-weight-asian="normal"/>
    </style:style>
    <style:style style:name="T7" style:family="text">
      <style:text-properties fo:color="#c77dbb" loext:opacity="100%" style:font-name="DejaVu Sans Mono" fo:font-size="13.5pt" fo:font-style="italic" fo:font-weight="normal" style:font-size-asian="13.5pt" style:font-style-asian="italic" style:font-weight-asian="normal"/>
    </style:style>
    <style:style style:name="T8" style:family="text">
      <style:text-properties fo:color="#6aab73" loext:opacity="100%" style:font-name="DejaVu Sans Mono" fo:font-size="13.5pt" fo:font-style="normal" fo:font-weight="normal" style:font-size-asian="13.5pt" style:font-style-asian="normal" style:font-weight-asian="normal"/>
    </style:style>
    <style:style style:name="T9" style:family="text">
      <style:text-properties fo:color="#2aacb8" loext:opacity="100%" style:font-name="DejaVu Sans Mono" fo:font-size="13.5pt" fo:font-style="normal" fo:font-weight="normal" style:font-size-asian="13.5pt" style:font-style-asian="normal" style:font-weight-asian="normal"/>
    </style:style>
    <style:style style:name="T10" style:family="text">
      <style:text-properties fo:color="#cf8e6d" loext:opacity="100%" style:font-name="DejaVu Sans Mono" fo:font-size="13.5pt" fo:font-style="normal" fo:font-weight="normal" style:font-size-asian="13.5pt" style:font-style-asian="normal" style:font-weight-asian="normal" style:font-name-complex="Times New Roman1"/>
    </style:style>
    <style:style style:name="T11" style:family="text">
      <style:text-properties style:font-name="Times New Roman" fo:font-size="12pt" officeooo:rsid="000263c2" style:font-size-asian="12pt" style:font-name-complex="Times New Roman1"/>
    </style:style>
    <style:style style:name="T12" style:family="text">
      <style:text-properties fo:color="#cf8e6d" loext:opacity="100%" style:font-name="DejaVu Sans Mono" fo:font-size="13.5pt" fo:font-style="normal" fo:font-weight="normal" officeooo:rsid="000263c2" style:font-size-asian="13.5pt" style:font-style-asian="normal" style:font-weight-asian="normal" style:font-name-complex="Times New Roman1"/>
    </style:style>
    <style:style style:name="T13" style:family="text">
      <style:text-properties style:font-name="Courier New" fo:font-size="12pt" style:font-size-asian="12pt" style:font-name-complex="Courier New1"/>
    </style:style>
    <style:style style:name="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gr3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 loext:marker-style-name="T1"><text:span text:style-name="T1">DISEÑO DE BUCLES</text:span><text:span text:style-name="T1"/></text:p>
      <text:p text:style-name="P2" loext:marker-style-name="T2"/>
      <text:list text:style-name="WWNum24">
        <text:list-item>
          <text:p text:style-name="P3" loext:marker-style-name="T3"><text:span text:style-name="T3">Diseña un bucle que se ejecute mientras un número sea positivo y múltiplo de 5.</text:span><text:span text:style-name="T3"/></text:p>
        </text:list-item>
      </text:list>
      <text:p text:style-name="P4" loext:marker-style-name="T4"><text:span text:style-name="T5">import </text:span><text:span text:style-name="T4">java.util.Scanner;<text:line-break/><text:line-break/></text:span><text:span text:style-name="T5">public class </text:span><text:span text:style-name="T4">Main {<text:line-break/> <text:s text:c="3"/></text:span><text:span text:style-name="T5">public static void </text:span><text:span text:style-name="T6">main</text:span><text:span text:style-name="T4">(String[] args) {<text:line-break/> <text:s text:c="7"/></text:span><text:span text:style-name="T5">int </text:span><text:span text:style-name="T4">num;<text:line-break/> <text:s text:c="7"/>Scanner sc = </text:span><text:span text:style-name="T5">new </text:span><text:span text:style-name="T4">Scanner(System.</text:span><text:span text:style-name="T7">in</text:span><text:span text:style-name="T4">);<text:line-break/><text:line-break/> <text:s text:c="7"/>System.</text:span><text:span text:style-name="T7">out</text:span><text:span text:style-name="T4">.print(</text:span><text:span text:style-name="T8">"Introducza un número: "</text:span><text:span text:style-name="T4">);<text:line-break/> <text:s text:c="7"/>num = sc.nextInt();<text:line-break/><text:line-break/> <text:s text:c="7"/></text:span><text:span text:style-name="T5">while</text:span><text:span text:style-name="T4">(num &gt;= </text:span><text:span text:style-name="T9">0 </text:span><text:span text:style-name="T4">&amp;&amp; num % </text:span><text:span text:style-name="T9">5 </text:span><text:span text:style-name="T4">== </text:span><text:span text:style-name="T9">0</text:span><text:span text:style-name="T4">) {<text:line-break/> <text:s text:c="11"/>System.</text:span><text:span text:style-name="T7">out</text:span><text:span text:style-name="T4">.print(</text:span><text:span text:style-name="T8">"Introducza un número: "</text:span><text:span text:style-name="T4">);<text:line-break/> <text:s text:c="11"/>num = sc.nextInt();<text:line-break/> <text:s text:c="7"/>}<text:line-break/> <text:s text:c="3"/>}<text:line-break/>}</text:span></text:p>
      <text:p text:style-name="P5" loext:marker-style-name="T3"/>
      <text:list text:continue-numbering="true" text:style-name="WWNum24">
        <text:list-item>
          <text:p text:style-name="P3" loext:marker-style-name="T3"><text:span text:style-name="T3">Diseña un bucle que se ejecute mientras un número sea positivo o múltiplo de 5.</text:span></text:p>
        </text:list-item>
      </text:list>
      <text:p text:style-name="P6" loext:marker-style-name="T3"/>
      <text:p text:style-name="P4" loext:marker-style-name="T4"><text:span text:style-name="T5">import </text:span><text:span text:style-name="T4">java.util.Scanner;<text:line-break/><text:line-break/></text:span><text:span text:style-name="T5">public class </text:span><text:span text:style-name="T4">Main {<text:line-break/> <text:s text:c="3"/></text:span><text:span text:style-name="T5">public static void </text:span><text:span text:style-name="T6">main</text:span><text:span text:style-name="T4">(String[] args) {<text:line-break/> <text:s text:c="7"/></text:span><text:span text:style-name="T5">int </text:span><text:span text:style-name="T4">num;<text:line-break/> <text:s text:c="7"/>Scanner sc = </text:span><text:span text:style-name="T5">new </text:span><text:span text:style-name="T4">Scanner(System.</text:span><text:span text:style-name="T7">in</text:span><text:span text:style-name="T4">);<text:line-break/><text:line-break/> <text:s text:c="7"/>System.</text:span><text:span text:style-name="T7">out</text:span><text:span text:style-name="T4">.print(</text:span><text:span text:style-name="T8">"Introducza un número: "</text:span><text:span text:style-name="T4">);<text:line-break/> <text:s text:c="7"/>num = sc.nextInt();<text:line-break/><text:line-break/> <text:s text:c="7"/></text:span><text:span text:style-name="T5">while</text:span><text:span text:style-name="T4">(num &gt;= </text:span><text:span text:style-name="T9">0 </text:span><text:span text:style-name="T4">|| num % </text:span><text:span text:style-name="T9">5 </text:span><text:span text:style-name="T4">== </text:span><text:span text:style-name="T9">0</text:span><text:span text:style-name="T4">) {<text:line-break/> <text:s text:c="11"/>System.</text:span><text:span text:style-name="T7">out</text:span><text:span text:style-name="T4">.print(</text:span><text:span text:style-name="T8">"Introducza un número: "</text:span><text:span text:style-name="T4">);<text:line-break/> <text:s text:c="11"/>num = sc.nextInt();<text:line-break/> <text:s text:c="7"/>}<text:line-break/> <text:s text:c="3"/>}<text:line-break/>}</text:span></text:p>
      <text:p text:style-name="P7" loext:marker-style-name="T3"/>
      <text:p text:style-name="P6" loext:marker-style-name="T3"/>
      <text:p text:style-name="P8" loext:marker-style-name="T3"><text:soft-page-break/></text:p>
      <text:list text:continue-numbering="true" text:style-name="WWNum24">
        <text:list-item>
          <text:p text:style-name="P3" loext:marker-style-name="T3"><text:span text:style-name="T3">Diseña un bucle que se ejecute mientras un número sea positivo y no sea múltiplo de 5.</text:span><text:span text:style-name="T3"/></text:p>
        </text:list-item>
      </text:list>
      <text:p text:style-name="P9" loext:marker-style-name="T3"/>
      <text:p text:style-name="P4" loext:marker-style-name="T4"><text:span text:style-name="T5">import </text:span><text:span text:style-name="T4">java.util.Scanner;<text:line-break/><text:line-break/></text:span><text:span text:style-name="T5">public class </text:span><text:span text:style-name="T4">Main {<text:line-break/> <text:s text:c="3"/></text:span><text:span text:style-name="T5">public static void </text:span><text:span text:style-name="T6">main</text:span><text:span text:style-name="T4">(String[] args) {<text:line-break/> <text:s text:c="7"/></text:span><text:span text:style-name="T5">int </text:span><text:span text:style-name="T4">num;<text:line-break/> <text:s text:c="7"/>Scanner sc = </text:span><text:span text:style-name="T5">new </text:span><text:span text:style-name="T4">Scanner(System.</text:span><text:span text:style-name="T7">in</text:span><text:span text:style-name="T4">);<text:line-break/><text:line-break/> <text:s text:c="7"/>System.</text:span><text:span text:style-name="T7">out</text:span><text:span text:style-name="T4">.print(</text:span><text:span text:style-name="T8">"Introducza un número: "</text:span><text:span text:style-name="T4">);<text:line-break/> <text:s text:c="7"/>num = sc.nextInt();<text:line-break/><text:line-break/> <text:s text:c="7"/></text:span><text:span text:style-name="T5">while</text:span><text:span text:style-name="T4">(num &gt;= </text:span><text:span text:style-name="T9">0 </text:span><text:span text:style-name="T4">&amp;&amp; num % </text:span><text:span text:style-name="T9">5 </text:span><text:span text:style-name="T4">!= </text:span><text:span text:style-name="T9">0</text:span><text:span text:style-name="T4">) {<text:line-break/> <text:s text:c="11"/>System.</text:span><text:span text:style-name="T7">out</text:span><text:span text:style-name="T4">.print(</text:span><text:span text:style-name="T8">"Introducza un número: "</text:span><text:span text:style-name="T4">);<text:line-break/> <text:s text:c="11"/>num = sc.nextInt();<text:line-break/> <text:s text:c="7"/>}<text:line-break/> <text:s text:c="3"/>}<text:line-break/>}</text:span></text:p>
      <text:p text:style-name="P10" loext:marker-style-name="T3"/>
      <text:p text:style-name="P9" loext:marker-style-name="T3"/>
      <text:list text:continue-numbering="true" text:style-name="WWNum24">
        <text:list-item>
          <text:p text:style-name="P3" loext:marker-style-name="T3"><text:span text:style-name="T3">Diseña un bucle que se ejecute mientras un número sea positivo o no sea múltiplo de 5.</text:span></text:p>
        </text:list-item>
      </text:list>
      <text:p text:style-name="P4" loext:marker-style-name="T4"><text:span text:style-name="T10">import </text:span><text:span text:style-name="T4">java.util.Scanner;<text:line-break/><text:line-break/></text:span><text:span text:style-name="T5">public class </text:span><text:span text:style-name="T4">Main {<text:line-break/> <text:s text:c="3"/></text:span><text:span text:style-name="T5">public static void </text:span><text:span text:style-name="T6">main</text:span><text:span text:style-name="T4">(String[] args) {<text:line-break/> <text:s text:c="7"/></text:span><text:span text:style-name="T5">int </text:span><text:span text:style-name="T4">num;<text:line-break/> <text:s text:c="7"/>Scanner sc = </text:span><text:span text:style-name="T5">new </text:span><text:span text:style-name="T4">Scanner(System.</text:span><text:span text:style-name="T7">in</text:span><text:span text:style-name="T4">);<text:line-break/><text:line-break/> <text:s text:c="7"/>System.</text:span><text:span text:style-name="T7">out</text:span><text:span text:style-name="T4">.print(</text:span><text:span text:style-name="T8">"Introducza un número: "</text:span><text:span text:style-name="T4">);<text:line-break/> <text:s text:c="7"/>num = sc.nextInt();<text:line-break/><text:line-break/> <text:s text:c="7"/></text:span><text:span text:style-name="T5">while</text:span><text:span text:style-name="T4">(num &gt;= </text:span><text:span text:style-name="T9">0 </text:span><text:span text:style-name="T4">|| num % </text:span><text:span text:style-name="T9">5 </text:span><text:span text:style-name="T4">!= </text:span><text:span text:style-name="T9">0</text:span><text:span text:style-name="T4">) {<text:line-break/> <text:s text:c="11"/>System.</text:span><text:span text:style-name="T7">out</text:span><text:span text:style-name="T4">.print(</text:span><text:span text:style-name="T8">"Introducza un número: "</text:span><text:span text:style-name="T4">);<text:line-break/> <text:s text:c="11"/>num = sc.nextInt();<text:line-break/> <text:s text:c="7"/>}<text:line-break/> <text:s text:c="3"/>}<text:line-break/>}</text:span></text:p>
      <text:p text:style-name="P7" loext:marker-style-name="T3"><text:span text:style-name="T3"/></text:p>
      <text:p text:style-name="P6" loext:marker-style-name="T3"><text:span text:style-name="T3"/></text:p>
      <text:p text:style-name="P6" loext:marker-style-name="T3"><text:span text:style-name="T3"/></text:p>
      <text:p text:style-name="P8" loext:marker-style-name="T3"><text:soft-page-break/></text:p>
      <text:list text:continue-numbering="true" text:style-name="WWNum24">
        <text:list-item>
          <text:p text:style-name="P3" loext:marker-style-name="T3"><text:span text:style-name="T3">Diseña un bucle que se ejecute mientras un número no sea positivo ni múltiplo de 5.</text:span></text:p>
        </text:list-item>
      </text:list>
      <text:p text:style-name="P6" loext:marker-style-name="T3"><text:span text:style-name="T11"/></text:p>
      <text:p text:style-name="P4" loext:marker-style-name="T4"><text:span text:style-name="T12">import </text:span><text:span text:style-name="T4">java.util.Scanner;<text:line-break/><text:line-break/></text:span><text:span text:style-name="T5">public class </text:span><text:span text:style-name="T4">Main {<text:line-break/> <text:s text:c="3"/></text:span><text:span text:style-name="T5">public static void </text:span><text:span text:style-name="T6">main</text:span><text:span text:style-name="T4">(String[] args) {<text:line-break/> <text:s text:c="7"/></text:span><text:span text:style-name="T5">int </text:span><text:span text:style-name="T4">num;<text:line-break/> <text:s text:c="7"/>Scanner sc = </text:span><text:span text:style-name="T5">new </text:span><text:span text:style-name="T4">Scanner(System.</text:span><text:span text:style-name="T7">in</text:span><text:span text:style-name="T4">);<text:line-break/><text:line-break/> <text:s text:c="7"/>System.</text:span><text:span text:style-name="T7">out</text:span><text:span text:style-name="T4">.print(</text:span><text:span text:style-name="T8">"Introducza un número: "</text:span><text:span text:style-name="T4">);<text:line-break/> <text:s text:c="7"/>num = sc.nextInt();<text:line-break/><text:line-break/> <text:s text:c="7"/></text:span><text:span text:style-name="T5">while</text:span><text:span text:style-name="T4">(num &lt; </text:span><text:span text:style-name="T9">0 </text:span><text:span text:style-name="T4">&amp;&amp; num % </text:span><text:span text:style-name="T9">5 </text:span><text:span text:style-name="T4">!= </text:span><text:span text:style-name="T9">0</text:span><text:span text:style-name="T4">) {<text:line-break/> <text:s text:c="11"/>System.</text:span><text:span text:style-name="T7">out</text:span><text:span text:style-name="T4">.print(</text:span><text:span text:style-name="T8">"Introducza un número: "</text:span><text:span text:style-name="T4">);<text:line-break/> <text:s text:c="11"/>num = sc.nextInt();<text:line-break/> <text:s text:c="7"/>}<text:line-break/> <text:s text:c="3"/>}<text:line-break/>}</text:span></text:p>
      <text:p text:style-name="P5" loext:marker-style-name="T3"/>
      <text:list text:continue-numbering="true" text:style-name="WWNum24">
        <text:list-item>
          <text:p text:style-name="P3" loext:marker-style-name="T3"><text:span text:style-name="T3">Dadas las variables de tipo entero </text:span><text:span text:style-name="T13">carrera</text:span><text:span text:style-name="T3">, </text:span><text:span text:style-name="T13">andar</text:span><text:span text:style-name="T3"> y </text:span><text:span text:style-name="T13">bicicleta</text:span><text:span text:style-name="T3">, diseña los siguientes bucles:</text:span></text:p>
        </text:list-item>
      </text:list>
      <text:p text:style-name="P11" loext:marker-style-name="T3"/>
      <text:list text:continue-numbering="true" text:style-name="WWNum24">
        <text:list-item>
          <text:list>
            <text:list-item>
              <text:p text:style-name="P3" loext:marker-style-name="T3"><text:span text:style-name="T3">El bucle se ejecuta mientras se corra más de 50km a la semana, o se anden 10 km o más y se rueden 100km en bicicleta como mínimo.</text:span><text:span text:style-name="T3"/></text:p>
            </text:list-item>
            <text:list-item>
              <text:p text:style-name="P3" loext:marker-style-name="T3"><text:span text:style-name="T3">El bucle se ejecuta mientras no se haya practicado alguno de los deportes esa semana. Haz dos versiones.</text:span><text:span text:style-name="T3"/></text:p>
            </text:list-item>
            <text:list-item>
              <text:p text:style-name="P3" loext:marker-style-name="T3"><text:span text:style-name="T3">El bucle se ejecutará mientras se hayan corrido al menos 20 km y se hayan rodado un mínimo de 50, o se hayan andado 40km como mínimo y se haya rodado al menos 60.</text:span></text:p>
            </text:list-item>
          </text:list>
        </text:list-item>
      </text:list>
      <text:p text:style-name="P6" loext:marker-style-name="T3"><text:span text:style-name="T3"/></text:p>
      <text:p text:style-name="P4" loext:marker-style-name="T4"><text:span text:style-name="T10">import </text:span><text:span text:style-name="T4">java.util.Scanner;<text:line-break/><text:line-break/></text:span><text:span text:style-name="T5">public class </text:span><text:span text:style-name="T4">Main {<text:line-break/> <text:s text:c="3"/></text:span><text:span text:style-name="T5">public static void </text:span><text:span text:style-name="T6">main</text:span><text:span text:style-name="T4">(String[] args) {<text:line-break/> <text:s text:c="7"/></text:span><text:span text:style-name="T5">final int </text:span><text:span text:style-name="T4">apartado = </text:span><text:span text:style-name="T9">1</text:span><text:span text:style-name="T4">;<text:line-break/> <text:s text:c="7"/></text:span><text:span text:style-name="T5">int </text:span><text:span text:style-name="T4">carrera, andar, bicicleta;<text:line-break/> <text:s text:c="7"/>Scanner sc = </text:span><text:span text:style-name="T5">new </text:span><text:span text:style-name="T4">Scanner(System.</text:span><text:span text:style-name="T7">in</text:span><text:span text:style-name="T4">);<text:line-break/><text:line-break/> <text:s text:c="7"/>System.</text:span><text:span text:style-name="T7">out</text:span><text:span text:style-name="T4">.print(</text:span><text:span text:style-name="T8">"Introduzca cuantos kilometros has corrido: "</text:span><text:span text:style-name="T4">);<text:line-break/> <text:s text:c="7"/>carrera = sc.nextInt();<text:line-break/><text:line-break/></text:span><text:soft-page-break/><text:span text:style-name="T4"> <text:s text:c="7"/>System.</text:span><text:span text:style-name="T7">out</text:span><text:span text:style-name="T4">.print(</text:span><text:span text:style-name="T8">"Introduzca cuantos kilometros has andado: "</text:span><text:span text:style-name="T4">);<text:line-break/> <text:s text:c="7"/>andar = sc.nextInt();<text:line-break/><text:line-break/> <text:s text:c="7"/>System.</text:span><text:span text:style-name="T7">out</text:span><text:span text:style-name="T4">.print(</text:span><text:span text:style-name="T8">"Introduczca cuantos kilómetros has recorrido en bicicleta: "</text:span><text:span text:style-name="T4">);<text:line-break/> <text:s text:c="7"/>bicicleta = sc.nextInt();<text:line-break/><text:line-break/> <text:s text:c="7"/></text:span><text:span text:style-name="T5">switch </text:span><text:span text:style-name="T4">(apartado) {<text:line-break/> <text:s text:c="11"/></text:span><text:span text:style-name="T5">case </text:span><text:span text:style-name="T9">1</text:span><text:span text:style-name="T4">: {<text:line-break/> <text:s text:c="15"/></text:span><text:span text:style-name="T5">while </text:span><text:span text:style-name="T4">((carrera &gt; </text:span><text:span text:style-name="T9">50 </text:span><text:span text:style-name="T4">|| andar &gt;= </text:span><text:span text:style-name="T9">10</text:span><text:span text:style-name="T4">) &amp;&amp; bicicleta &gt;= </text:span><text:span text:style-name="T9">100</text:span><text:span text:style-name="T4">) {<text:line-break/> <text:s text:c="19"/>System.</text:span><text:span text:style-name="T7">out</text:span><text:span text:style-name="T4">.println(</text:span><text:span text:style-name="T8">"Estás en el apartado A"</text:span><text:span text:style-name="T4">);<text:line-break/><text:line-break/> <text:s text:c="19"/>System.</text:span><text:span text:style-name="T7">out</text:span><text:span text:style-name="T4">.print(</text:span><text:span text:style-name="T8">"Introduzca cuantos kilometros has corrido: "</text:span><text:span text:style-name="T4">);<text:line-break/> <text:s text:c="19"/>carrera = sc.nextInt();<text:line-break/><text:line-break/> <text:s text:c="19"/>System.</text:span><text:span text:style-name="T7">out</text:span><text:span text:style-name="T4">.print(</text:span><text:span text:style-name="T8">"Introduzca cuantos kilometros has andado: "</text:span><text:span text:style-name="T4">);<text:line-break/> <text:s text:c="19"/>andar = sc.nextInt();<text:line-break/><text:line-break/> <text:s text:c="19"/>System.</text:span><text:span text:style-name="T7">out</text:span><text:span text:style-name="T4">.print(</text:span><text:span text:style-name="T8">"Introduczca cuantos kilómetros has recorrido en bicicleta: "</text:span><text:span text:style-name="T4">);<text:line-break/> <text:s text:c="19"/>bicicleta = sc.nextInt();<text:line-break/> <text:s text:c="15"/>}<text:line-break/> <text:s text:c="11"/>}<text:line-break/> <text:s text:c="11"/></text:span><text:span text:style-name="T5">break</text:span><text:span text:style-name="T4">;<text:line-break/> <text:s text:c="11"/></text:span><text:span text:style-name="T5">case </text:span><text:span text:style-name="T9">2</text:span><text:span text:style-name="T4">: {<text:line-break/> <text:s text:c="15"/></text:span><text:span text:style-name="T5">while </text:span><text:span text:style-name="T4">(carrera == </text:span><text:span text:style-name="T9">0 </text:span><text:span text:style-name="T4">|| andar == </text:span><text:span text:style-name="T9">0 </text:span><text:span text:style-name="T4">|| bicicleta == </text:span><text:span text:style-name="T9">0</text:span><text:span text:style-name="T4">) {<text:line-break/> <text:s text:c="19"/>System.</text:span><text:span text:style-name="T7">out</text:span><text:span text:style-name="T4">.println(</text:span><text:span text:style-name="T8">"Estás en el apartado B"</text:span><text:span text:style-name="T4">);<text:line-break/><text:line-break/> <text:s text:c="19"/>System.</text:span><text:span text:style-name="T7">out</text:span><text:span text:style-name="T4">.print(</text:span><text:span text:style-name="T8">"Introduzca cuantos kilometros has corrido: "</text:span><text:span text:style-name="T4">);<text:line-break/> <text:s text:c="19"/>carrera = sc.nextInt();<text:line-break/><text:line-break/> <text:s text:c="19"/>System.</text:span><text:span text:style-name="T7">out</text:span><text:span text:style-name="T4">.print(</text:span><text:span text:style-name="T8">"Introduzca cuantos kilometros has andado: "</text:span><text:span text:style-name="T4">);<text:line-break/> <text:s text:c="19"/>andar = sc.nextInt();<text:line-break/><text:line-break/></text:span><text:soft-page-break/><text:span text:style-name="T4"> <text:s text:c="19"/>System.</text:span><text:span text:style-name="T7">out</text:span><text:span text:style-name="T4">.print(</text:span><text:span text:style-name="T8">"Introduczca cuantos kilómetros has recorrido en bicicleta: "</text:span><text:span text:style-name="T4">);<text:line-break/> <text:s text:c="19"/>bicicleta = sc.nextInt();<text:line-break/> <text:s text:c="15"/>}<text:line-break/> <text:s text:c="11"/>}<text:line-break/> <text:s text:c="11"/></text:span><text:span text:style-name="T5">break</text:span><text:span text:style-name="T4">;<text:line-break/> <text:s text:c="11"/></text:span><text:span text:style-name="T5">case </text:span><text:span text:style-name="T9">3</text:span><text:span text:style-name="T4">: {<text:line-break/> <text:s text:c="15"/></text:span><text:span text:style-name="T5">while </text:span><text:span text:style-name="T4">((carrera &gt;= </text:span><text:span text:style-name="T9">20 </text:span><text:span text:style-name="T4">&amp;&amp; bicicleta &gt;= </text:span><text:span text:style-name="T9">50</text:span><text:span text:style-name="T4">) || (andar &gt;= </text:span><text:span text:style-name="T9">40 </text:span><text:span text:style-name="T4">&amp;&amp; bicicleta &gt;= </text:span><text:span text:style-name="T9">60</text:span><text:span text:style-name="T4">)) {<text:line-break/> <text:s text:c="19"/>System.</text:span><text:span text:style-name="T7">out</text:span><text:span text:style-name="T4">.println(</text:span><text:span text:style-name="T8">"Estás en el apartado C"</text:span><text:span text:style-name="T4">);<text:line-break/><text:line-break/> <text:s text:c="19"/>System.</text:span><text:span text:style-name="T7">out</text:span><text:span text:style-name="T4">.print(</text:span><text:span text:style-name="T8">"Introduzca cuantos kilometros has corrido: "</text:span><text:span text:style-name="T4">);<text:line-break/> <text:s text:c="19"/>carrera = sc.nextInt();<text:line-break/><text:line-break/> <text:s text:c="19"/>System.</text:span><text:span text:style-name="T7">out</text:span><text:span text:style-name="T4">.print(</text:span><text:span text:style-name="T8">"Introduzca cuantos kilometros has andado: "</text:span><text:span text:style-name="T4">);<text:line-break/> <text:s text:c="19"/>andar = sc.nextInt();<text:line-break/><text:line-break/> <text:s text:c="19"/>System.</text:span><text:span text:style-name="T7">out</text:span><text:span text:style-name="T4">.print(</text:span><text:span text:style-name="T8">"Introduczca cuantos kilómetros has recorrido en bicicleta: "</text:span><text:span text:style-name="T4">);<text:line-break/> <text:s text:c="19"/>bicicleta = sc.nextInt();<text:line-break/> <text:s text:c="15"/>}<text:line-break/> <text:s text:c="11"/>}<text:line-break/> <text:s text:c="11"/></text:span><text:span text:style-name="T5">break</text:span><text:span text:style-name="T4">;<text:line-break/> <text:s text:c="7"/>}<text:line-break/> <text:s text:c="3"/>}<text:line-break/>}</text:span></text:p>
      <text:p text:style-name="P12" loext:marker-style-name="T3"/>
      <text:list text:continue-numbering="true" text:style-name="WWNum24">
        <text:list-item>
          <text:p text:style-name="P3" loext:marker-style-name="T3"><text:span text:style-name="T3">Dada la variable booleana </text:span><text:span text:style-name="T13">encontrado</text:span><text:span text:style-name="T3">, </text:span><text:bookmark text:name="_GoBack"/><text:span text:style-name="T3">haz un bucle que se repita hasta que se encuentre la solución al problema (por ejemplo, que un número leído de teclado sea par), o que el número de intentos supere a 5.</text:span></text:p>
        </text:list-item>
      </text:list>
      <text:p text:style-name="P6" loext:marker-style-name="T3"><text:span text:style-name="T3"/></text:p>
      <text:p text:style-name="P4" loext:marker-style-name="T4"><text:span text:style-name="T10">import </text:span><text:span text:style-name="T4">java.util.Scanner;<text:line-break/><text:line-break/></text:span><text:span text:style-name="T5">public class </text:span><text:span text:style-name="T4">Main {<text:line-break/> <text:s text:c="3"/></text:span><text:span text:style-name="T5">public static void </text:span><text:span text:style-name="T6">main</text:span><text:span text:style-name="T4">(String[] args) {<text:line-break/> <text:s text:c="7"/></text:span><text:span text:style-name="T5">boolean </text:span><text:span text:style-name="T4">encontrado;<text:line-break/> <text:s text:c="7"/></text:span><text:span text:style-name="T5">int </text:span><text:span text:style-name="T4">num;<text:line-break/> <text:s text:c="7"/>Scanner sc = </text:span><text:span text:style-name="T5">new </text:span><text:span text:style-name="T4">Scanner(System.</text:span><text:span text:style-name="T7">in</text:span><text:span text:style-name="T4">);<text:line-break/><text:line-break/> <text:s text:c="7"/>System.</text:span><text:span text:style-name="T7">out</text:span><text:span text:style-name="T4">.print(</text:span><text:span text:style-name="T8">"Introduce un número: "</text:span><text:span text:style-name="T4">);<text:line-break/> <text:s text:c="7"/>num = sc.nextInt();<text:line-break/></text:span><text:soft-page-break/><text:span text:style-name="T4"><text:line-break/> <text:s text:c="7"/>encontrado = num % </text:span><text:span text:style-name="T9">2 </text:span><text:span text:style-name="T4">== </text:span><text:span text:style-name="T9">0</text:span><text:span text:style-name="T4">;<text:line-break/><text:line-break/> <text:s text:c="7"/></text:span><text:span text:style-name="T5">while </text:span><text:span text:style-name="T4">(!encontrado) {<text:line-break/> <text:s text:c="11"/>System.</text:span><text:span text:style-name="T7">out</text:span><text:span text:style-name="T4">.print(</text:span><text:span text:style-name="T8">"Introduce un número: "</text:span><text:span text:style-name="T4">);<text:line-break/> <text:s text:c="11"/>num = sc.nextInt();<text:line-break/><text:line-break/> <text:s text:c="11"/>encontrado = num % </text:span><text:span text:style-name="T9">2 </text:span><text:span text:style-name="T4">== </text:span><text:span text:style-name="T9">0</text:span><text:span text:style-name="T4">;<text:line-break/> <text:s text:c="7"/>}<text:line-break/><text:line-break/> <text:s text:c="7"/>System.</text:span><text:span text:style-name="T7">out</text:span><text:span text:style-name="T4">.println(</text:span><text:span text:style-name="T8">"Fin del programa"</text:span><text:span text:style-name="T4">);<text:line-break/> <text:s text:c="3"/>}<text:line-break/>}</text:span></text:p>
      <text:p text:style-name="P7" loext:marker-style-name="T3"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roman" style:font-pitch="variable"/>
    <style:font-face style:name="Calibri2" svg:font-family="Calibri" style:font-family-generic="system" style:font-pitch="variable"/>
    <style:font-face style:name="Courier New" svg:font-family="'Courier New'" style:font-pitch="variable"/>
    <style:font-face style:name="Courier New1" svg:font-family="'Courier New'" style:font-family-generic="system" style:font-pitch="variable"/>
    <style:font-face style:name="DejaVu Sans Mono" svg:font-family="'DejaVu Sans Mono'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draw:hatch draw:name="Red_20_90_20_Degrees_20_Crossed_20_2" draw:display-name="Red 90 Degrees Crossed 2" draw:style="single" draw:color="#000000" draw:distance="0.05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Calibri1" fo:font-size="11pt" fo:language="es" fo:country="ES" style:letter-kerning="fals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fo:language="en" fo:country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alloon_20_Text" style:display-name="Balloon Text" style:family="paragraph" style:parent-style-name="Standard" loext:linked-style-name="Texto_20_de_20_globo_20_Car"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top="0cm" fo:margin-bottom="0cm" style:contextual-spacing="true"/>
    </style:style>
    <style:style style:name="Epígrafe_20_1" style:display-name="Epígrafe 1" style:family="paragraph" style:parent-style-name="List_20_Paragraph" style:list-style-name="WWNum1">
      <style:paragraph-properties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1" style:family="paragraph" style:parent-style-name="Standard" style:list-style-name="WWNum11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2" style:family="paragraph" style:parent-style-name="Standard" style:list-style-name="WWNum11" style:list-level="2">
      <style:paragraph-properties fo:orphans="2" fo:widows="2"/>
      <style:text-properties style:font-name="Times New Roman" fo:font-family="'Times New Roman'" style:font-family-generic="roman" style:font-pitch="variable" fo:font-size="14pt" fo:language="es" fo:country="ES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3" style:family="paragraph" style:parent-style-name="Standard" style:list-style-name="WWNum11" style:list-level="3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4" style:family="paragraph" style:parent-style-name="Standard" style:list-style-name="WWNum11" style:list-level="4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MiEstilo5" style:family="paragraph" style:parent-style-name="Standard" style:list-style-name="WWNum11" style:list-level="5">
      <style:paragraph-properties fo:text-align="justify" style:justify-single-word="false" fo:orphans="2" fo:widows="2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language="en" fo:country="US"/>
    </style:style>
    <style:style style:name="Pie_20_de_20_página_20_Car" style:display-name="Pie de página Car" style:family="text" style:parent-style-name="Default_20_Paragraph_20_Font">
      <style:text-properties fo:language="en" fo:country="US"/>
    </style:style>
    <style:style style:name="Texto_20_de_20_globo_20_Car" style:display-name="Texto de globo Car" style:family="text" style:parent-style-name="Default_20_Paragraph_20_Font" loext:linked-style-name="Balloon_20_Text">
      <style:text-properties style:font-name="Tahoma" fo:font-family="Tahoma" style:font-family-generic="swiss" style:font-pitch="variable" fo:font-size="8pt" fo:language="en" fo:country="US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="Calibri" fo:font-family="Calibri" style:font-pitch="variable"/>
    </style:style>
    <style:style style:name="ListLabel_20_12" style:display-name="ListLabel 12" style:family="text">
      <style:text-properties style:font-name="Calibri" fo:font-family="Calibri" style:font-pitch="variable"/>
    </style:style>
    <style:style style:name="ListLabel_20_13" style:display-name="ListLabel 13" style:family="text">
      <style:text-properties style:font-name="Calibri1" fo:font-family="Calibri" style:font-family-generic="roman" style:font-pitch="variable"/>
    </style:style>
    <style:style style:name="ListLabel_20_14" style:display-name="ListLabel 1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Calibri" fo:font-family="Calibri" style:font-pitch="variable"/>
    </style:style>
    <style:style style:name="ListLabel_20_16" style:display-name="ListLabel 16" style:family="text">
      <style:text-properties style:font-name="Calibri1" fo:font-family="Calibri" style:font-family-generic="roman" style:font-pitch="variable"/>
    </style:style>
    <style:style style:name="ListLabel_20_17" style:display-name="ListLabel 1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Calibri" fo:font-family="Calibri" style:font-pitch="variable"/>
    </style:style>
    <style:style style:name="ListLabel_20_19" style:display-name="ListLabel 19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="Calibri" fo:font-family="Calibri" style:font-pitch="variable"/>
    </style:style>
    <style:style style:name="ListLabel_20_21" style:display-name="ListLabel 21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22" style:display-name="ListLabel 22" style:family="text">
      <style:text-properties style:font-name="Calibri1" fo:font-family="Calibri" style:font-family-generic="roman" style:font-pitch="variable"/>
    </style:style>
    <style:style style:name="ListLabel_20_23" style:display-name="ListLabel 2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="Calibri" fo:font-family="Calibri" style:font-pitch="variable"/>
    </style:style>
    <style:style style:name="ListLabel_20_25" style:display-name="ListLabel 25" style:family="text">
      <style:text-properties style:font-name="Calibri1" fo:font-family="Calibri" style:font-family-generic="roman" style:font-pitch="variable"/>
    </style:style>
    <style:style style:name="ListLabel_20_26" style:display-name="ListLabel 2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="Calibri" fo:font-family="Calibri" style:font-pitch="variable"/>
    </style:style>
    <style:style style:name="ListLabel_20_28" style:display-name="ListLabel 28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style:font-name="Calibri" fo:font-family="Calibri" style:font-pitch="variable"/>
    </style:style>
    <style:style style:name="ListLabel_20_30" style:display-name="ListLabel 30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31" style:display-name="ListLabel 31" style:family="text">
      <style:text-properties style:font-name="Calibri1" fo:font-family="Calibri" style:font-family-generic="roman" style:font-pitch="variable"/>
    </style:style>
    <style:style style:name="ListLabel_20_32" style:display-name="ListLabel 3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="Calibri" fo:font-family="Calibri" style:font-pitch="variable"/>
    </style:style>
    <style:style style:name="ListLabel_20_34" style:display-name="ListLabel 34" style:family="text">
      <style:text-properties style:font-name="Calibri1" fo:font-family="Calibri" style:font-family-generic="roman" style:font-pitch="variable"/>
    </style:style>
    <style:style style:name="ListLabel_20_35" style:display-name="ListLabel 35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="Calibri" fo:font-family="Calibri" style:font-pitch="variable"/>
    </style:style>
    <style:style style:name="ListLabel_20_37" style:display-name="ListLabel 37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="Calibri" fo:font-family="Calibri" style:font-pitch="variable"/>
    </style:style>
    <style:style style:name="ListLabel_20_39" style:display-name="ListLabel 39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40" style:display-name="ListLabel 4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41" style:display-name="ListLabel 4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="Calibri" fo:font-family="Calibri" style:font-pitch="variable"/>
    </style:style>
    <style:style style:name="ListLabel_20_43" style:display-name="ListLabel 43" style:family="text">
      <style:text-properties style:font-name="Calibri1" fo:font-family="Calibri" style:font-family-generic="roman" style:font-pitch="variable"/>
    </style:style>
    <style:style style:name="ListLabel_20_44" style:display-name="ListLabel 4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="Calibri" fo:font-family="Calibri" style:font-pitch="variable"/>
    </style:style>
    <style:style style:name="ListLabel_20_46" style:display-name="ListLabel 46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style:font-name="Calibri" fo:font-family="Calibri" style:font-pitch="variable"/>
    </style:style>
    <style:style style:name="ListLabel_20_48" style:display-name="ListLabel 48" style:family="text">
      <style:text-properties style:font-name="Calibri" fo:font-family="Calibri" style:font-pitch="variable"/>
    </style:style>
    <style:style style:name="ListLabel_20_49" style:display-name="ListLabel 49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0" style:display-name="ListLabel 50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1" style:display-name="ListLabel 51" style:family="text">
      <style:text-properties style:font-name="Calibri" fo:font-family="Calibri" style:font-pitch="variable"/>
    </style:style>
    <style:style style:name="ListLabel_20_52" style:display-name="ListLabel 52" style:family="text">
      <style:text-properties style:font-name="Calibri1" fo:font-family="Calibri" style:font-family-generic="roman" style:font-pitch="variable"/>
    </style:style>
    <style:style style:name="ListLabel_20_53" style:display-name="ListLabel 53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>
      <style:text-properties style:font-name="Calibri" fo:font-family="Calibri" style:font-pitch="variable"/>
    </style:style>
    <style:style style:name="ListLabel_20_55" style:display-name="ListLabel 55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style:font-name="Calibri" fo:font-family="Calibri" style:font-pitch="variable"/>
    </style:style>
    <style:style style:name="ListLabel_20_57" style:display-name="ListLabel 57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58" style:display-name="ListLabel 58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59" style:display-name="ListLabel 5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0" style:display-name="ListLabel 60" style:family="text">
      <style:text-properties style:font-name="Calibri" fo:font-family="Calibri" style:font-pitch="variable"/>
    </style:style>
    <style:style style:name="ListLabel_20_61" style:display-name="ListLabel 61" style:family="text">
      <style:text-properties style:font-name="Calibri1" fo:font-family="Calibri" style:font-family-generic="roman" style:font-pitch="variable"/>
    </style:style>
    <style:style style:name="ListLabel_20_62" style:display-name="ListLabel 62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="Calibri" fo:font-family="Calibri" style:font-pitch="variable"/>
    </style:style>
    <style:style style:name="ListLabel_20_64" style:display-name="ListLabel 64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65" style:display-name="ListLabel 65" style:family="text">
      <style:text-properties style:font-name="Calibri" fo:font-family="Calibri" style:font-pitch="variable"/>
    </style:style>
    <style:style style:name="ListLabel_20_66" style:display-name="ListLabel 66" style:family="text">
      <style:text-properties style:use-window-font-color="true" loext:opacity="0%" style:font-name="Calibri" fo:font-family="Calibri" style:font-pitch="variable" fo:font-size="10pt" style:font-size-asian="10pt" style:font-size-complex="10pt"/>
    </style:style>
    <style:style style:name="ListLabel_20_67" style:display-name="ListLabel 67" style:family="text">
      <style:text-properties style:use-window-font-color="true" loext:opacity="0%" style:font-name="Calibri1" fo:font-family="Calibri" style:font-family-generic="roman" style:font-pitch="variable" fo:font-size="8pt" style:font-size-asian="8pt" style:font-size-complex="8pt"/>
    </style:style>
    <style:style style:name="ListLabel_20_68" style:display-name="ListLabel 68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="Calibri" fo:font-family="Calibri" style:font-pitch="variable"/>
    </style:style>
    <style:style style:name="ListLabel_20_70" style:display-name="ListLabel 70" style:family="text">
      <style:text-properties style:font-name="Calibri1" fo:font-family="Calibri" style:font-family-generic="roman" style:font-pitch="variable"/>
    </style:style>
    <style:style style:name="ListLabel_20_71" style:display-name="ListLabel 71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2" style:display-name="ListLabel 72" style:family="text">
      <style:text-properties style:font-name="Calibri" fo:font-family="Calibri" style:font-pitch="variable"/>
    </style:style>
    <style:style style:name="ListLabel_20_73" style:display-name="ListLabel 73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74" style:display-name="ListLabel 74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="Calibri" fo:font-family="Calibri" style:font-pitch="variable"/>
    </style:style>
    <style:style style:name="ListLabel_20_76" style:display-name="ListLabel 76" style:family="text">
      <style:text-properties style:font-name="Calibri1" fo:font-family="Calibri" style:font-family-generic="roman" style:font-pitch="variable"/>
    </style:style>
    <style:style style:name="ListLabel_20_77" style:display-name="ListLabel 77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="Calibri" fo:font-family="Calibri" style:font-pitch="variable"/>
    </style:style>
    <style:style style:name="ListLabel_20_79" style:display-name="ListLabel 79" style:family="text">
      <style:text-properties style:font-name="Calibri1" fo:font-family="Calibri" style:font-family-generic="roman" style:font-pitch="variable"/>
    </style:style>
    <style:style style:name="ListLabel_20_80" style:display-name="ListLabel 80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="Calibri" fo:font-family="Calibri" style:font-pitch="variable"/>
    </style:style>
    <style:style style:name="ListLabel_20_82" style:display-name="ListLabel 82" style:family="text">
      <style:text-properties style:font-name="Calibri1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83" style:display-name="ListLabel 83" style:family="text">
      <style:text-properties style:font-name="Calibri" fo:font-family="Calibri" style:font-pitch="variable"/>
    </style:style>
    <style:style style:name="ListLabel_20_84" style:display-name="ListLabel 84" style:family="text">
      <style:text-properties style:font-name="Calibri" fo:font-family="Calibri" style:font-pitch="variable"/>
    </style:style>
    <style:style style:name="ListLabel_20_85" style:display-name="ListLabel 85" style:family="text">
      <style:text-properties style:font-name="Calibri1" fo:font-family="Calibri" style:font-family-generic="roman" style:font-pitch="variable"/>
    </style:style>
    <style:style style:name="ListLabel_20_86" style:display-name="ListLabel 86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87" style:display-name="ListLabel 87" style:family="text">
      <style:text-properties style:font-name="Calibri" fo:font-family="Calibri" style:font-pitch="variable"/>
    </style:style>
    <style:style style:name="ListLabel_20_88" style:display-name="ListLabel 88" style:family="text">
      <style:text-properties style:font-name="Calibri1" fo:font-family="Calibri" style:font-family-generic="roman" style:font-pitch="variable"/>
    </style:style>
    <style:style style:name="ListLabel_20_89" style:display-name="ListLabel 89" style:family="text">
      <style:text-properties style:font-name="Calibri" fo:font-family="Calibri" style:font-pitch="variable" style:font-name-complex="Courier New1" style:font-family-complex="'Courier New'" style:font-family-generic-complex="system" style:font-pitch-complex="variable"/>
    </style:style>
    <style:style style:name="ListLabel_20_90" style:display-name="ListLabel 90" style:family="text">
      <style:text-properties style:font-name="Calibri" fo:font-family="Calibri" style:font-pitch="variable"/>
    </style:style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Calibri1" fo:font-family="Calibri" style:font-family-generic="roman" style:font-pitch="variable" fo:font-size="10pt" style:font-size-asian="10pt"/>
    </style:style>
    <style:style style:name="ListLabel_20_182" style:display-name="ListLabel 182" style:family="text">
      <style:text-properties style:font-name="Calibri" fo:font-family="Calibri" style:font-pitch="variable" fo:font-size="10pt" style:font-size-asian="10pt"/>
    </style:style>
    <style:style style:name="ListLabel_20_183" style:display-name="ListLabel 183" style:family="text">
      <style:text-properties style:font-name="Calibri" fo:font-family="Calibri" style:font-pitch="variable" fo:font-size="10pt" style:font-size-asian="10pt"/>
    </style:style>
    <style:style style:name="ListLabel_20_184" style:display-name="ListLabel 184" style:family="text">
      <style:text-properties style:font-name="Calibri" fo:font-family="Calibri" style:font-pitch="variable" fo:font-size="10pt" style:font-size-asian="10pt"/>
    </style:style>
    <style:style style:name="ListLabel_20_185" style:display-name="ListLabel 185" style:family="text">
      <style:text-properties style:font-name="Calibri" fo:font-family="Calibri" style:font-pitch="variable" fo:font-size="10pt" style:font-size-asian="10pt"/>
    </style:style>
    <style:style style:name="ListLabel_20_186" style:display-name="ListLabel 186" style:family="text">
      <style:text-properties style:font-name="Calibri" fo:font-family="Calibri" style:font-pitch="variable" fo:font-size="10pt" style:font-size-asian="10pt"/>
    </style:style>
    <style:style style:name="ListLabel_20_187" style:display-name="ListLabel 187" style:family="text">
      <style:text-properties style:font-name="Calibri" fo:font-family="Calibri" style:font-pitch="variable" fo:font-size="10pt" style:font-size-asian="10pt"/>
    </style:style>
    <style:style style:name="ListLabel_20_188" style:display-name="ListLabel 188" style:family="text">
      <style:text-properties style:font-name="Calibri" fo:font-family="Calibri" style:font-pitch="variable" fo:font-size="10pt" style:font-size-asian="10pt"/>
    </style:style>
    <style:style style:name="ListLabel_20_189" style:display-name="ListLabel 189" style:family="text">
      <style:text-properties style:font-name="Calibri" fo:font-family="Calibri" style:font-pitch="variable" fo:font-size="10pt" style:font-size-asian="10pt"/>
    </style:style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2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0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39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image text:level="5" xlink:href="Pictures/100000010000000F0000000F765B99A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6.35cm" fo:text-indent="-0.635cm" fo:margin-left="6.35cm"/>
        </style:list-level-properties>
      </text:list-level-style-image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57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59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62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66" loext:num-list-format="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image text:level="4" xlink:href="Pictures/100000010000000F0000000FB7E38E85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5.08cm" fo:text-indent="-0.635cm" fo:margin-left="5.08cm"/>
        </style:list-level-properties>
      </text:list-level-style-image>
      <text:list-level-style-bullet text:level="5" text:style-name="ListLabel_20_68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71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charset="x-symbol"/>
      </text:list-level-style-bullet>
      <text:list-level-style-bullet text:level="3" text:style-name="ListLabel_20_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6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/>
      </text:list-level-style-bullet>
      <text:list-level-style-bullet text:level="6" text:style-name="ListLabel_20_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9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/>
      </text:list-level-style-bullet>
      <text:list-level-style-bullet text:level="9" text:style-name="ListLabel_20_9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9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text:style-name="ListLabel_20_9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ListLabel_20_9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text:style-name="ListLabel_20_9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text:style-name="ListLabel_20_9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text:style-name="ListLabel_20_9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text:style-name="ListLabel_20_9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text:style-name="ListLabel_20_9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18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2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/>
      </text:list-level-style-bullet>
      <text:list-level-style-bullet text:level="3" text:style-name="ListLabel_20_18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8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8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8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indent="2cm" style:auto-text-indent="false"/>
    </style:style>
    <style:style style:name="MP2" style:family="paragraph" style:parent-style-name="Header">
      <style:paragraph-properties fo:margin-left="0.75cm" fo:text-align="justify" style:justify-single-word="false" fo:text-indent="1.251cm" style:auto-text-indent="false">
        <style:tab-stops>
          <style:tab-stop style:position="15.002cm" style:type="right"/>
        </style:tab-stops>
      </style:paragraph-properties>
    </style:style>
    <style:style style:name="MP3" style:family="paragraph" style:parent-style-name="Header">
      <style:paragraph-properties fo:margin-left="0.75cm" fo:text-indent="1.251cm" style:auto-text-indent="false">
        <style:tab-stops/>
      </style:paragraph-properties>
    </style:style>
    <style:style style:name="MP4" style:family="paragraph">
      <loext:graphic-properties draw:fill="solid" draw:fill-color="#a0a0a0"/>
      <style:paragraph-properties fo:text-align="center"/>
    </style:style>
    <style:style style:name="MP5" style:family="paragraph" style:parent-style-name="Footer">
      <style:paragraph-properties fo:text-align="center" style:justify-single-word="false"/>
    </style:style>
    <style:style style:name="MP6" style:family="paragraph">
      <loext:graphic-properties draw:fill="hatch" draw:fill-color="#ffffff" draw:fill-hatch-name="Red_20_90_20_Degrees_20_Crossed_20_2" draw:fill-hatch-solid="true"/>
      <style:paragraph-properties fo:text-align="start"/>
      <style:text-properties fo:font-size="18pt"/>
    </style:style>
    <style:style style:name="MT1" style:family="text">
      <style:text-properties style:font-name="Times New Roman" fo:font-size="8pt" fo:language="es" fo:country="ES" style:font-size-asian="8pt" style:font-name-complex="Times New Roman1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Mgr1" style:family="graphic">
      <style:graphic-properties draw:stroke="none" svg:stroke-width="0cm" draw:fill="solid" draw:fill-color="#a0a0a0" draw:textarea-horizontal-align="center" draw:textarea-vertical-align="top" draw:auto-grow-height="false" fo:wrap-option="wrap" loext:decorative="false" fo:margin-left="0cm" fo:margin-right="0cm" fo:margin-top="0cm" fo:margin-bottom="0cm" style:run-through="background" style:wrap="none" style:vertical-pos="top" style:vertical-rel="baseline" style:horizontal-pos="right" style:horizontal-rel="paragraph" draw:wrap-influence-on-position="once-concurrent" loext:allow-overlap="true" style:flow-with-text="false" loext:rel-width-rel="page"/>
    </style:style>
    <style:style style:name="Mgr2" style:family="graphic">
      <style:graphic-properties draw:stroke="none" svg:stroke-width="0cm" draw:fill="hatch" draw:fill-color="#ffffff" draw:fill-hatch-name="Red_20_90_20_Degrees_20_Crossed_20_2" draw:fill-hatch-solid="true" draw:textarea-vertical-align="top" draw:auto-grow-height="false" fo:min-height="0cm" fo:min-width="7.754cm" fo:padding-top="0.125cm" fo:padding-bottom="0.125cm" fo:padding-left="0.25cm" fo:padding-right="0.25cm" fo:wrap-option="wrap" loext:decorative="false" fo:margin-left="0.026cm" fo:margin-right="0cm" fo:margin-top="0.026cm" fo:margin-bottom="0.007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0 Imagen" text:anchor-type="char" svg:x="0.335cm" svg:y="-0.427cm" svg:width="1.358cm" svg:height="1.358cm" draw:z-index="5"><draw:image xlink:href="Pictures/10000001000000570000005776B28FCA.png" xlink:type="simple" xlink:show="embed" xlink:actuate="onLoad" draw:mime-type="image/png"/></draw:frame><text:span text:style-name="MT1">Programación<text:tab/><text:tab/>1º CFGS DAM<text:tab/></text:span><text:span text:style-name="MT1"/></text:p>
        <text:p text:style-name="MP2" loext:marker-style-name="MT1"><text:span text:style-name="MT1">Tema 3<text:tab/></text:span><text:span text:style-name="MT1"/></text:p>
        <text:p text:style-name="MP3" loext:marker-style-name="MT1"><draw:rect text:anchor-type="as-char" style:rel-width="100%" draw:z-index="11" draw:style-name="Mgr1" draw:text-style-name="MP4" svg:width="14.251cm" svg:height="0.054cm"><text:p/></draw:rect></text:p>
      </style:header>
      <style:footer>
        <text:p text:style-name="MP5"><draw:custom-shape text:anchor-type="as-char" draw:z-index="17" draw:name="AutoShape 1" draw:style-name="Mgr2" draw:text-style-name="MP6" svg:width="16.511cm" svg:height="0.126cm"><svg:desc>Light horizontal</svg:desc><text:p/><draw:enhanced-geometry draw:mirror-horizontal="false" draw:mirror-vertical="true" draw:glue-points="?f2 0 0 ?f3 ?f2 ?f4 ?f5 ?f3" drawooo:sub-view-size="2 2" draw:text-areas="?f6 ?f7 ?f0 ?f1" svg:viewBox="0 0 0 0" draw:type="ooxml-flowChartDecision" draw:enhanced-path="M 0 1 L 1 0 2 1 1 2 Z N"><draw:equation draw:name="f0" draw:formula="logwidth*3/4"/><draw:equation draw:name="f1" draw:formula="logheight*3/4"/><draw:equation draw:name="f2" draw:formula="logwidth/2"/><draw:equation draw:name="f3" draw:formula="logheight/2"/><draw:equation draw:name="f4" draw:formula="logheight"/><draw:equation draw:name="f5" draw:formula="logwidth"/><draw:equation draw:name="f6" draw:formula="logwidth/4"/><draw:equation draw:name="f7" draw:formula="logheight/4"/></draw:enhanced-geometry></draw:custom-shape></text:p>
        <text:p text:style-name="MP5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ío</meta:initial-creator>
    <meta:editing-cycles>19</meta:editing-cycles>
    <meta:print-date>2023-11-09T16:47:00</meta:print-date>
    <meta:creation-date>2023-11-10T11:08:00</meta:creation-date>
    <dc:date>2024-10-23T13:20:45.021257328</dc:date>
    <meta:editing-duration>PT9H31M9S</meta:editing-duration>
    <meta:generator>LibreOffice/24.8.2.1$Linux_X86_64 LibreOffice_project/480$Build-1</meta:generator>
    <meta:document-statistic meta:table-count="0" meta:image-count="1" meta:object-count="0" meta:page-count="6" meta:paragraph-count="23" meta:word-count="744" meta:character-count="6075" meta:non-whitespace-character-count="4088"/>
    <meta:user-defined meta:name="AppVersion">14.0000</meta:user-defined>
    <meta:user-defined meta:name="Company">Universidad de Málaga</meta:user-defined>
    <meta:template xlink:type="simple" xlink:actuate="onRequest" xlink:title="Normal.dotm" xlink:href=""/>
  </office:meta>
</office:document-meta>
</file>